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6"/>
    <style:style style:name="ce3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precision-as-shown="true"/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  <draw:frame table:end-cell-address="Sheet1.H21" table:end-x="0.165in" table:end-y="0.0421in" draw:z-index="0" draw:style-name="gr1" draw:text-style-name="P1" svg:width="6.3in" svg:height="3.5354in" svg:x="0.0878in" svg:y="0.0626in">
              <draw:object draw:notify-on-update-of-ranges="Sheet1.A6:Sheet1.E6 Sheet1.A7:Sheet1.E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5">
            <text:p>0.5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7">
            <text:p>0.47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6">
            <text:p>0.46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style-name="Default" office:value-type="float" office:value="0.51">
            <text:p>0.51</text:p>
          </table:table-cell>
          <table:table-cell table:style-name="Default" office:value-type="float" office:value="0.47">
            <text:p>0.47</text:p>
          </table:table-cell>
          <table:table-cell table:number-columns-repeated="2" office:value-type="float" office:value="0.46">
            <text:p>0.4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D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3" number:min-integer-digits="2"/>
    </number:number-style>
    <number:number-style style:name="N121">
      <number:number number:decimal-places="3" number:min-integer-digits="3"/>
    </number:number-style>
    <number:number-style style:name="N122">
      <number:number number:decimal-places="3" number:min-integer-digits="4"/>
    </number:number-style>
    <number:number-style style:name="N123">
      <number:number number:decimal-places="6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9/18/2017</text:date>, <text:time>12:5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Cayer</meta:initial-creator>
    <meta:creation-date>2017-09-18T12:11:34.22</meta:creation-date>
    <dc:date>2017-09-18T12:51:32.47</dc:date>
    <dc:creator>Timothy Cayer</dc:creator>
    <meta:editing-duration>PT24M18S</meta:editing-duration>
    <meta:editing-cycles>1</meta:editing-cycles>
    <meta:document-statistic meta:table-count="3" meta:cell-count="20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line" chart:style-name="ch1">
        <chart:title svg:x="6.277cm" svg:y="0.315cm" chart:style-name="ch2">
          <text:p>The Change of R</text:p>
        </chart:title>
        <chart:plot-area chart:style-name="ch3" table:cell-range-address="Sheet1.A6:Sheet1.E7" chart:data-source-has-labels="row" svg:x="1.358cm" svg:y="1.631cm" svg:width="14.005cm" svg:height="6.163cm">
          <chartooo:coordinate-region svg:x="2.27cm" svg:y="1.843cm" svg:width="12.999cm" svg:height="5.278cm"/>
          <chart:axis chart:dimension="x" chart:name="primary-x" chart:style-name="ch4" chartooo:axis-type="auto">
            <chartooo:date-scale/>
            <chart:title svg:x="7.681cm" svg:y="7.974cm" chart:style-name="ch5">
              <text:p>Predator</text:p>
            </chart:title>
            <chart:categories table:cell-range-address="Sheet1.A6:Sheet1.E6"/>
          </chart:axis>
          <chart:axis chart:dimension="y" chart:name="primary-y" chart:style-name="ch4">
            <chart:title svg:x="0.451cm" svg:y="5.338cm" chart:style-name="ch6">
              <text:p>R Value</text:p>
            </chart:title>
            <chart:grid chart:style-name="ch7" chart:class="major"/>
          </chart:axis>
          <chart:series chart:style-name="ch8" chart:values-cell-range-address="Sheet1.A7:Sheet1.E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A6:Sheet1.E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A7:Sheet1.E7</svg:desc>
                </draw:g>
              </table:table-cell>
              <table:table-cell office:value-type="float" office:value="0.51">
                <text:p>0.51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